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1903E2DEE7D288B030C.png" manifest:media-type="image/png"/>
  <manifest:file-entry manifest:full-path="Pictures/1000020100000100000001007F6A9E2F7D379B92.png" manifest:media-type="image/png"/>
  <manifest:file-entry manifest:full-path="Pictures/100002010000040000000400BBAA35D84856A461.png" manifest:media-type="image/png"/>
  <manifest:file-entry manifest:full-path="Pictures/100002010000040000000400B379DA29DC5D46CA.png" manifest:media-type="image/png"/>
  <manifest:file-entry manifest:full-path="Pictures/10000000000000F0000000F089A1108EB19663DD.png" manifest:media-type="image/png"/>
  <manifest:file-entry manifest:full-path="Pictures/100002010000014D000000F4258E5DF3D621DA9D.png" manifest:media-type="image/png"/>
  <manifest:file-entry manifest:full-path="Pictures/10000201000000F1000000799405DC7E2838669B.png" manifest:media-type="image/png"/>
  <manifest:file-entry manifest:full-path="Pictures/10000000000003530000038505125E2B6C50A406.png" manifest:media-type="image/png"/>
  <manifest:file-entry manifest:full-path="Pictures/10000201000000C80000003F4317CFA457C46144.png" manifest:media-type="image/png"/>
  <manifest:file-entry manifest:full-path="Pictures/1000020100000046000000467689302EE76C15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2f4f4f" draw:marker-start="Arrow" draw:marker-start-width="0.332cm" draw:marker-end="Arrow" draw:marker-end-width="0.342cm" draw:marker-end-center="false" draw:stroke-linejoin="miter" draw:fill="none" draw:textarea-vertical-align="top" draw:auto-grow-height="false" fo:min-height="0cm" fo:min-width="0cm" fo:padding-top="0.169cm" fo:padding-bottom="0.169cm" fo:padding-left="0.294cm" fo:padding-right="0.294cm" fo:wrap-option="wrap"/>
    </style:style>
    <style:style style:name="gr2" style:family="graphic" style:parent-style-name="standard">
      <style:graphic-properties draw:stroke="solid" svg:stroke-width="0.106cm" svg:stroke-color="#4169e1" draw:marker-start-width="0.306cm" draw:marker-end-width="0.306cm" draw:stroke-linejoin="miter" draw:fill="none" draw:textarea-vertical-align="middle" draw:auto-grow-height="false" draw:fit-to-size="false" style:shrink-to-fit="false" fo:min-height="0cm" fo:min-width="0cm" fo:padding-top="0.16cm" fo:padding-bottom="0.16cm" fo:padding-left="0.285cm" fo:padding-right="0.285cm" fo:wrap-option="wrap"/>
    </style:style>
    <style:style style:name="gr3" style:family="graphic" style:parent-style-name="standard">
      <style:graphic-properties draw:stroke="solid" svg:stroke-width="0.106cm" svg:stroke-color="#4169e1" draw:marker-start-width="0.306cm" draw:marker-end-width="0.306cm" draw:stroke-linejoin="miter" draw:fill="none" draw:textarea-vertical-align="middle" draw:auto-grow-height="false" draw:fit-to-size="false" style:shrink-to-fit="false" fo:min-height="7.067cm" fo:min-width="5.151cm" fo:padding-top="0.16cm" fo:padding-bottom="0.16cm" fo:padding-left="0.285cm" fo:padding-right="0.285cm" fo:wrap-option="wrap"/>
    </style:style>
    <style:style style:name="gr4" style:family="graphic" style:parent-style-name="standard">
      <style:graphic-properties draw:stroke="solid" svg:stroke-width="0.106cm" svg:stroke-color="#2f4f4f" draw:marker-start="Arrow" draw:marker-start-width="0.332cm" draw:marker-end="msArrowEnd_20_5" draw:marker-end-width="0.342cm" draw:marker-end-center="false" draw:stroke-linejoin="miter" draw:fill="none" draw:textarea-vertical-align="top" draw:auto-grow-height="false" fo:min-height="0cm" fo:min-width="0cm" fo:padding-top="0.169cm" fo:padding-bottom="0.169cm" fo:padding-left="0.294cm" fo:padding-right="0.29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hidden" draw:shadow-offset-x="0cm" draw:shadow-offset-y="0.141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43729d" draw:stroke-linejoin="miter" draw:fill="none" draw:textarea-vertical-align="middle" draw:auto-grow-height="false" draw:fit-to-size="false" style:shrink-to-fit="false" fo:min-height="2.863cm" fo:min-width="2.017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hidden" draw:shadow-offset-x="0cm" draw:shadow-offset-y="0.141cm" draw:shadow-color="#a6a6a6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35cm" svg:stroke-color="#43729d" draw:stroke-linejoin="miter" draw:fill="none" draw:textarea-vertical-align="middle" draw:auto-grow-height="false" draw:fit-to-size="false" style:shrink-to-fit="false" fo:min-height="1.306cm" fo:min-width="2.121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>
      <style:graphic-properties style:protect="size"/>
    </style:style>
    <style:style style:name="pr1" style:family="presentation" style:parent-style-name="Title_20_Slide-notes" style:list-style-name="L4">
      <style:graphic-properties draw:stroke="none" svg:stroke-width="0cm" draw:fill="none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Liberation Sans1" fo:font-size="18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1" fo:font-size="18pt" fo:font-weight="bold" style:font-weight-asian="bold" style:font-weight-complex="bold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style:font-name="Liberation Sans1" fo:font-size="18pt" fo:font-weight="bold" style:font-weight-asian="bold" style:font-weight-complex="bold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1" fo:font-size="18pt" fo:font-weight="bold" style:font-size-asian="18pt" style:font-weight-asian="bold" style:font-size-complex="18pt" style:font-weight-complex="bold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1" fo:font-size="15pt" fo:letter-spacing="normal" fo:font-style="normal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Straight Arrow Connector 11" draw:style-name="gr1" draw:text-style-name="P1" draw:layer="layout" svg:width="2.786cm" svg:height="0.063cm" svg:x="5.369cm" svg:y="9.1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3" draw:style-name="gr1" draw:text-style-name="P1" draw:layer="layout" svg:width="2.36cm" svg:height="0.883cm" svg:x="11.305cm" svg:y="7.69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4" draw:style-name="gr1" draw:text-style-name="P1" draw:layer="layout" svg:width="2.396cm" svg:height="0.755cm" svg:x="11.32cm" svg:y="9.6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24" draw:style-name="gr2" draw:text-style-name="P2" draw:layer="layout" svg:width="5.329cm" svg:height="10.338cm" svg:x="13.916cm" svg:y="3.4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" draw:text-style-name="P2" draw:layer="layout" svg:width="8.091cm" svg:height="10.445cm" svg:x="21.709cm" svg:y="3.5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27" draw:style-name="gr4" draw:text-style-name="P1" draw:layer="layout" svg:width="2.354cm" svg:height="0.001cm" svg:x="19.354cm" svg:y="7.2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" draw:style-name="gr1" draw:text-style-name="P1" draw:layer="layout" svg:width="2.354cm" svg:height="0.001cm" svg:x="19.355cm" svg:y="10.7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30" draw:style-name="gr5" draw:text-style-name="P4" draw:layer="layout" svg:width="1.96cm" svg:height="1.013cm" svg:x="2.64cm" svg:y="10.599cm">
          <text:p text:style-name="P3"><text:span text:style-name="T1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5" draw:text-style-name="P2" draw:layer="layout" svg:width="3.328cm" svg:height="1.775cm" svg:x="8.473cm" svg:y="9.974cm">
          <text:p text:style-name="P3"><text:span text:style-name="T2"><text:tab/></text:span><text:span text:style-name="T1">Desk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6" draw:text-style-name="P1" draw:layer="layout" svg:width="3.843cm" svg:height="2.812cm" svg:x="14.757cm" svg:y="4.188cm">
          <draw:image xlink:href="Pictures/100002010000014D000000F4258E5DF3D621DA9D.png" xlink:type="simple" xlink:show="embed" xlink:actuate="onLoad" loext:mime-type="image/png">
            <text:p/>
          </draw:image>
        </draw:frame>
        <draw:frame draw:name="Picture 4" draw:style-name="gr6" draw:text-style-name="P1" draw:layer="layout" svg:width="1.225cm" svg:height="1.225cm" svg:x="15.975cm" svg:y="6.775cm">
          <draw:image xlink:href="Pictures/10000000000000F0000000F089A1108EB19663DD.png" xlink:type="simple" xlink:show="embed" xlink:actuate="onLoad" loext:mime-type="image/png">
            <text:p/>
          </draw:image>
        </draw:frame>
        <draw:custom-shape draw:name="TextBox 6" draw:style-name="gr7" draw:text-style-name="P5" draw:layer="layout" svg:width="2.096cm" svg:height="0.885cm" svg:x="19.6cm" svg:y="9.6cm">
          <text:p text:style-name="P3"><text:span text:style-name="T3">W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" draw:text-style-name="P6" draw:layer="layout" svg:width="2.602cm" svg:height="1.013cm" svg:x="15.398cm" svg:y="2cm">
          <text:p text:style-name="P3"><text:span text:style-name="T4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5" draw:text-style-name="P7" draw:layer="layout" svg:width="2.503cm" svg:height="1.013cm" svg:x="24.486cm" svg:y="1.987cm">
          <text:p text:style-name="P3"><text:span text:style-name="T4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9" draw:text-style-name="P2" draw:layer="layout" svg:width="2.789cm" svg:height="3.385cm" svg:x="22.8cm" svg:y="8.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15" draw:style-name="gr6" draw:text-style-name="P1" draw:layer="layout" svg:width="2.833cm" svg:height="3cm" svg:x="26.367cm" svg:y="7.2cm">
          <draw:image xlink:href="Pictures/10000000000003530000038505125E2B6C50A406.png" xlink:type="simple" xlink:show="embed" xlink:actuate="onLoad" loext:mime-type="image/png">
            <text:p/>
          </draw:image>
        </draw:frame>
        <draw:frame draw:name="Picture 16" draw:style-name="gr6" draw:text-style-name="P1" draw:layer="layout" svg:width="2.589cm" svg:height="0.815cm" svg:x="22.8cm" svg:y="9.121cm">
          <draw:image xlink:href="Pictures/10000201000000C80000003F4317CFA457C46144.png" xlink:type="simple" xlink:show="embed" xlink:actuate="onLoad" loext:mime-type="image/png">
            <text:p/>
          </draw:image>
        </draw:frame>
        <draw:custom-shape draw:name="TextBox 18" draw:style-name="gr10" draw:text-style-name="P8" draw:layer="layout" svg:width="4.357cm" svg:height="1.013cm" svg:x="18.61cm" svg:y="13.8cm">
          <text:p text:style-name="P3"><text:span text:style-name="T4">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11" draw:text-style-name="P1" draw:layer="layout" svg:width="2.787cm" svg:height="1.393cm" svg:x="22.8cm" svg:y="6.3cm">
          <draw:image xlink:href="Pictures/10000201000000F1000000799405DC7E2838669B.png" xlink:type="simple" xlink:show="embed" xlink:actuate="onLoad" loext:mime-type="image/png">
            <text:p/>
          </draw:image>
        </draw:frame>
        <draw:custom-shape draw:name="Rounded Rectangle 10" draw:style-name="gr12" draw:text-style-name="P2" draw:layer="layout" svg:width="2.789cm" svg:height="1.724cm" svg:x="22.811cm" svg:y="6.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3" draw:text-style-name="P9" draw:layer="layout" svg:width="1.851cm" svg:height="1.851cm" svg:x="15.6cm" svg:y="8.4cm">
          <draw:image xlink:href="Pictures/1000020100000046000000467689302EE76C1524.png" xlink:type="simple" xlink:show="embed" xlink:actuate="onLoad" loext:mime-type="image/png">
            <text:p/>
          </draw:image>
        </draw:frame>
        <draw:custom-shape draw:name="TextBox 6" draw:style-name="gr14" draw:text-style-name="P5" draw:layer="layout" svg:width="2.096cm" svg:height="0.885cm" svg:x="19.613cm" svg:y="11.2cm">
          <text:p text:style-name="P3"><text:span text:style-name="T3">W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9" draw:layer="layout" svg:width="3.199cm" svg:height="3.199cm" svg:x="8.4cm" svg:y="7.401cm">
          <draw:image xlink:href="Pictures/100002010000040000000400B379DA29DC5D46CA.png" xlink:type="simple" xlink:show="embed" xlink:actuate="onLoad" loext:mime-type="image/png">
            <text:p/>
          </draw:image>
        </draw:frame>
        <draw:frame draw:style-name="gr13" draw:text-style-name="P9" draw:layer="layout" svg:width="3.599cm" svg:height="3.599cm" svg:x="1.8cm" svg:y="7.001cm">
          <draw:image xlink:href="Pictures/100002010000040000000400BBAA35D84856A461.png" xlink:type="simple" xlink:show="embed" xlink:actuate="onLoad" loext:mime-type="image/png">
            <text:p/>
          </draw:image>
        </draw:frame>
        <draw:frame draw:style-name="gr13" draw:text-style-name="P9" draw:layer="layout" svg:width="2cm" svg:height="2cm" svg:x="23.2cm" svg:y="9.785cm">
          <draw:image xlink:href="Pictures/1000020100000100000001007F6A9E2F7D379B92.png" xlink:type="simple" xlink:show="embed" xlink:actuate="onLoad" loext:mime-type="image/png">
            <text:p/>
          </draw:image>
        </draw:frame>
        <draw:frame draw:style-name="gr15" draw:text-style-name="P10" draw:layer="layout" svg:width="2cm" svg:height="2cm" svg:x="15.6cm" svg:y="10.8cm">
          <draw:image xlink:href="Pictures/1000020100000190000001903E2DEE7D288B030C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16" draw:layer="layout" svg:width="15.239cm" svg:height="8.572cm" svg:x="1.905cm" svg:y="3.175cm" draw:page-number="1" presentation:class="page"/>
          <draw:frame draw:name="Notes Placeholder 2" presentation:style-name="pr1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auto-grow-height="false" fo:min-height="1.485cm"/>
    </style:style>
    <style:style style:name="Mpr4" style:family="presentation" style:parent-style-name="Title_20_Slide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4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9-11-01">01.11.19</text:date></text:span></text:p>
        </draw:text-box>
      </draw:frame>
      <draw:frame draw:name="Footer Placeholder 4" presentation:style-name="Mpr2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Windows User</meta:initial-creator>
    <meta:editing-cycles>13</meta:editing-cycles>
    <meta:creation-date>2019-01-14T14:38:27</meta:creation-date>
    <dc:date>2019-11-01T20:33:17.957728875</dc:date>
    <meta:editing-duration>PT1H16M40S</meta:editing-duration>
    <meta:generator>LibreOffice/6.1.2.1$Linux_X86_64 LibreOffice_project/10$Build-1</meta:generator>
    <meta:document-statistic meta:object-count="5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